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ubtitle">
      <style:text-properties officeooo:rsid="0008df0e" officeooo:paragraph-rsid="0008df0e"/>
    </style:style>
    <style:style style:name="P2" style:family="paragraph" style:parent-style-name="Text_20_body">
      <style:text-properties officeooo:rsid="0008df0e" officeooo:paragraph-rsid="0008df0e"/>
    </style:style>
    <style:style style:name="P3" style:family="paragraph" style:parent-style-name="Standard">
      <style:text-properties officeooo:rsid="0008df0e" officeooo:paragraph-rsid="0008df0e"/>
    </style:style>
    <style:style style:name="P4" style:family="paragraph" style:parent-style-name="Standard">
      <style:text-properties officeooo:paragraph-rsid="001f73a9"/>
    </style:style>
    <style:style style:name="P5" style:family="paragraph" style:parent-style-name="Heading_20_1"/>
    <style:style style:name="P6" style:family="paragraph" style:parent-style-name="Title">
      <style:text-properties officeooo:rsid="0008df0e" officeooo:paragraph-rsid="0008df0e"/>
    </style:style>
    <style:style style:name="T1" style:family="text">
      <style:text-properties officeooo:rsid="001dfae3"/>
    </style:style>
    <style:style style:name="T2" style:family="text">
      <style:text-properties officeooo:rsid="001f73a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ROGRAMACIÓN DE SERVICIOS Y PROCESOS.</text:p>
      <text:p text:style-name="P1">ACTIVIDADES UNIDAD 4.</text:p>
      <text:p text:style-name="P2"/>
      <text:h text:style-name="Heading_20_1" text:outline-level="1">ACTIVIDAD <text:span text:style-name="T1">2.</text:span></text:h>
      <text:p text:style-name="P3"/>
      <text:p text:style-name="P4"><text:span text:style-name="T2">El protocolo FTP (File Transfer Protocol - Protocolo de Transferencia de archivos), es uno de los protocolos mas antiguos en uso hoy en día. E</text:span>s un protocolo de transferencia de archivos entre sistemas conectados a una red TCP basado en la arquitectura <text:span text:style-name="T2">cliente-servidor</text:span>, de manera que desde un equipo cliente nos podemos conectar a un servidor para descargar archivos desde él o para enviarle nuestros propios archivos independientemente del sistema operativo utilizado en cada equipo.</text:p>
      <text:p text:style-name="P4">El Servicio FTP es ofrecido por la capa de Aplicación del modelo de capas de red <text:span text:style-name="T2">TCP/IP</text:span> al usuario, utilizando normalmente <text:span text:style-name="T2">el puerto de red </text:span>20 y el 21.</text:p>
      <text:p text:style-name="P4">Antes de que los <text:span text:style-name="T2">servicios en la nube</text:span> se popularizaran, el protocolo FTP era prácticamente la única alternativa que tenías cuando necesitabas transferir una cantidad importante de <text:span text:style-name="T2">archivos por Internet.</text:span></text:p>
      <text:p text:style-name="P4"/>
      <text:p text:style-name="P4">Un problema básico de FTP es que está pensado para ofrecer la máxima velocidad en la conexión, pero no la máxima seguridad, ya que todo el intercambio de información, desde el login y password del usuario en el servidor hasta la transferencia de cualquier archivo, se realiza <text:span text:style-name="T2">en texto plano</text:span> sin ningún tipo de cifrado, con lo que un posible atacante lo tiene muy fácil para capturar este tráfico, acceder al servidor, o apropiarse de los archivos transferid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8T20:30:21.679764227</meta:creation-date>
    <dc:date>2020-05-08T20:48:04.719044992</dc:date>
    <meta:editing-duration>PT7M33S</meta:editing-duration>
    <meta:editing-cycles>1</meta:editing-cycles>
    <meta:generator>LibreOffice/6.0.7.3$Linux_X86_64 LibreOffice_project/00m0$Build-3</meta:generator>
    <meta:document-statistic meta:table-count="0" meta:image-count="0" meta:object-count="0" meta:page-count="1" meta:paragraph-count="7" meta:word-count="222" meta:character-count="1367" meta:non-whitespace-character-count="1152"/>
  </office:meta>
</office:document-meta>
</file>